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900000061E6B0F14316B10CB9.png" manifest:media-type="image/png"/>
  <manifest:file-entry manifest:full-path="Pictures/100000010000006400000059563019DDB39224BF.png" manifest:media-type="image/png"/>
  <manifest:file-entry manifest:full-path="Pictures/100000010000006200000067C646F98DD8140D98.png" manifest:media-type="image/png"/>
  <manifest:file-entry manifest:full-path="Pictures/10000001000000560000004FED81ECF492668B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c0c0c0" draw:opacity="0%" draw:textarea-horizontal-align="justify" draw:textarea-vertical-align="middle" draw:auto-grow-height="false" fo:min-height="19.25cm" fo:min-width="25.4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418cm" fo:min-width="16.43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8.864cm" fo:min-width="12.68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566cm" fo:min-width="8.43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915cm" fo:min-width="5.254cm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-color="#c0c0c0" draw:opacity="0%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95cm" svg:height="16.5cm" svg:x="2.0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8.75cm" svg:height="13cm" svg:x="4.7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2.75cm" svg:height="9.75cm" svg:x="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8.25cm" svg:height="6.001cm" svg:x="10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125cm" svg:height="2.315cm" svg:x="13cm" svg:y="13.935cm">
          <draw:image xlink:href="Pictures/100000010000005900000061E6B0F14316B10CB9.png" xlink:type="simple" xlink:show="embed" xlink:actuate="onLoad" draw:mime-type="image/png">
            <text:p/>
          </draw:image>
        </draw:frame>
        <draw:frame draw:style-name="gr6" draw:text-style-name="P3" draw:layer="layout" svg:width="2.065cm" svg:height="2.25cm" svg:x="11.646cm" svg:y="9.25cm">
          <draw:image xlink:href="Pictures/100000010000005900000061E6B0F14316B10CB9.png" xlink:type="simple" xlink:show="embed" xlink:actuate="onLoad" draw:mime-type="image/png">
            <text:p/>
          </draw:image>
        </draw:frame>
        <draw:frame draw:style-name="gr7" draw:text-style-name="P4" draw:layer="layout" svg:width="1.25cm" svg:height="1.25cm" svg:x="13.25cm" svg:y="10.75cm">
          <draw:text-box>
            <text:p>0</text:p>
          </draw:text-box>
        </draw:frame>
        <draw:frame draw:style-name="gr6" draw:text-style-name="P3" draw:layer="layout" svg:width="2.247cm" svg:height="2cm" svg:x="12.253cm" svg:y="6.5cm">
          <draw:image xlink:href="Pictures/100000010000006400000059563019DDB39224BF.png" xlink:type="simple" xlink:show="embed" xlink:actuate="onLoad" draw:mime-type="image/png">
            <text:p/>
          </draw:image>
        </draw:frame>
        <draw:frame draw:style-name="gr6" draw:text-style-name="P3" draw:layer="layout" svg:width="1.903cm" svg:height="2cm" svg:x="12.5cm" svg:y="3.75cm">
          <draw:image xlink:href="Pictures/100000010000006200000067C646F98DD8140D98.png" xlink:type="simple" xlink:show="embed" xlink:actuate="onLoad" draw:mime-type="image/png">
            <text:p/>
          </draw:image>
        </draw:frame>
        <draw:frame draw:style-name="gr6" draw:text-style-name="P3" draw:layer="layout" svg:width="2.024cm" svg:height="1.859cm" svg:x="12.75cm" svg:y="1.5cm">
          <draw:image xlink:href="Pictures/10000001000000560000004FED81ECF492668B6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17:24:15.903000000</meta:creation-date>
    <dc:date>2024-07-16T11:13:52.705000000</dc:date>
    <meta:editing-duration>PT21H18M40S</meta:editing-duration>
    <meta:editing-cycles>2</meta:editing-cycles>
    <meta:generator>LibreOffice/7.2.7.2$Windows_X86_64 LibreOffice_project/8d71d29d553c0f7dcbfa38fbfda25ee34cce99a2</meta:generator>
    <meta:document-statistic meta:object-count="11"/>
  </office:meta>
</office:document-meta>
</file>